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58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Foglio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font-name="Sans" fo:font-size="10pt" fo:font-style="normal" style:text-underline-style="none" fo:font-weight="bold"/>
      <style:map style:condition="is-true-formula((MOD(ROW();2)=0))" style:apply-style-name="Gnumeric-1" style:base-cell-address="Foglio1.A6"/>
    </style:style>
    <style:style style:name="ce3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15"/>
    </style:style>
    <style:style style:name="ce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54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font-name="Sans" fo:font-size="10pt" fo:font-style="normal" style:text-underline-style="none" fo:font-weight="bold"/>
      <style:map style:condition="is-true-formula((MOD(ROW();2)=0))" style:apply-style-name="Gnumeric-2" style:base-cell-address="Foglio1.B6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15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36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54"/>
    </style:style>
    <style:style style:name="ce1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000000" gnm:GnmHAlign="1" style:vertical-align="top"/>
      <style:text-properties fo:color="#000000" style:text-line-through-style="none" style:font-name="Sans" fo:font-size="10pt" fo:font-style="normal" style:text-underline-style="none" fo:font-weight="bold"/>
      <style:map style:condition="is-true-formula((MOD(ROW();2)=0))" style:apply-style-name="Gnumeric-2" style:base-cell-address="Foglio1.C6"/>
    </style:style>
    <style:style style:name="ce1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6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7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15"/>
    </style:style>
    <style:style style:name="ce1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54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5" table:default-cell-style-name="Default"/>
        <table:table-row table:style-name="ro1">
          <table:table-cell table:style-name="ce1" office:value-type="string">
            <text:p>A team</text:p>
          </table:table-cell>
          <table:table-cell table:style-name="ce7" office:value-type="string" table:number-columns-spanned="1" table:number-rows-spanned="4">
            <text:p>Glossario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>
            <text:p>Bono Alessandro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>
            <text:p>Cerrato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>
            <text:p>Vinci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number-columns-repeated="128"/>
        </table:table-row>
        <table:table-row table:style-name="ro2">
          <table:table-cell table:style-name="ce2" office:value-type="string">
            <text:p>Nomi</text:p>
          </table:table-cell>
          <table:table-cell table:style-name="ce8" office:value-type="string">
            <text:p>Definizione</text:p>
          </table:table-cell>
          <table:table-cell table:style-name="ce14" office:value-type="string">
            <text:p>Sinonimi</text:p>
          </table:table-cell>
          <table:table-cell table:style-name="Gnumeric-default" table:number-columns-repeated="125"/>
        </table:table-row>
        <table:table-row table:style-name="ro3">
          <table:table-cell table:style-name="ce3" office:value-type="string">
            <text:p>albero delle ipotesi</text:p>
          </table:table-cell>
          <table:table-cell table:style-name="ce9" office:value-type="string">
            <text:p>struttura che mantiene il susseguirsi di assunzioni e scelte fatte durante il processo di analisi crittografica</text:p>
          </table:table-cell>
          <table:table-cell table:style-name="ce15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analisi crittografica</text:p>
          </table:table-cell>
          <table:table-cell table:style-name="ce10" office:value-type="string">
            <text:p>processo in cui la spia/analista ricerca pattern/schemi nel testo crittografato con l'obiettivo di violare il messaggio, eventualmente con l'aiuto di altri strumenti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analisi delle frequenze</text:p>
          </table:table-cell>
          <table:table-cell table:style-name="ce10" office:value-type="string">
            <text:p>strumento con il quale si valuta quante volte un certo pattern (uno o più caratteri) ricorre nel messagg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nalista</text:p>
          </table:table-cell>
          <table:table-cell table:style-name="ce10" office:value-type="string">
            <text:p>agente che effettua l'analisi crittografica e si dedica a violare i messaggi</text:p>
          </table:table-cell>
          <table:table-cell table:style-name="ce16" office:value-type="string">
            <text:p>spi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rea di lavoro</text:p>
          </table:table-cell>
          <table:table-cell table:style-name="ce10" office:value-type="string">
            <text:p>insieme di messaggi già scambiati, in corso di decodifica e già decodifica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ssunzione</text:p>
          </table:table-cell>
          <table:table-cell table:style-name="ce10" office:value-type="string">
            <text:p>singola associazione lettera-lettera nella funzione crittografic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utenticazione</text:p>
          </table:table-cell>
          <table:table-cell table:style-name="ce10" office:value-type="string">
            <text:p>processo utile ad assegnare a ogni utente la sua area di lavoro</text:p>
          </table:table-cell>
          <table:table-cell table:style-name="ce16" office:value-type="string">
            <text:p>login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>
            <text:p>brano</text:p>
          </table:table-cell>
          <table:table-cell table:style-name="ce10" office:value-type="string">
            <text:p>testo creato dal coordinatore per essere usato dagli analisti nella fase di sfid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bozza</text:p>
          </table:table-cell>
          <table:table-cell table:style-name="ce11" office:value-type="string">
            <text:p>messaggio in stato di composizione da parte del mittente ma non ancora terminato e presente nella casella delle bozz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caselle</text:p>
          </table:table-cell>
          <table:table-cell table:style-name="ce11" office:value-type="string">
            <text:p>diverse caselle che contengono i diversi tipi di messaggi: inviati, ricevuti e bozze.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chiave</text:p>
          </table:table-cell>
          <table:table-cell table:style-name="ce10" office:value-type="string">
            <text:p>elemento segreto condiviso da due agenti (mittente e destinatario) prima di uno scambio di messaggi, necessaria alla cifratura e alla decifratura e vincolata al metodo scelto</text:p>
          </table:table-cell>
          <table:table-cell table:style-name="ce16" office:value-type="string">
            <text:p>parola chiave</text:p>
          </table:table-cell>
          <table:table-cell table:style-name="Gnumeric-default" table:number-columns-repeated="125"/>
        </table:table-row>
        <table:table-row table:style-name="ro4">
          <table:table-cell table:style-name="ce4" office:value-type="string">
            <text:p>cifratura di Cesare</text:p>
          </table:table-cell>
          <table:table-cell table:style-name="ce10" office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 table:style-name="ce16"/>
          <table:table-cell table:style-name="Gnumeric-default" table:number-columns-repeated="125"/>
        </table:table-row>
        <table:table-row table:style-name="ro4">
          <table:table-cell table:style-name="ce5" office:value-type="string">
            <text:p>cifratura keyword</text:p>
          </table:table-cell>
          <table:table-cell table:style-name="ce11" office:value-type="string">
            <text:p>sistema di cifratura in cui la chiave è composta da una parola da cui viene calcolata la mappatura.<text:line-break/>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cifratura pseudocasuale</text:p>
          </table:table-cell>
          <table:table-cell table:style-name="ce10" office:value-type="string">
            <text:p>sistema in cui la mappatura dei caratteri è scelta casualmente tramite un generatore di numeri casuali. La chiave è il seme iniziale del generator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composizione messaggio</text:p>
          </table:table-cell>
          <table:table-cell table:style-name="ce10" office:value-type="string">
            <text:p>scrittura del messaggio, che dovrà essere crittografato e spedito, compiuta dal mittente.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coordinatore</text:p>
          </table:table-cell>
          <table:table-cell table:style-name="ce10" office:value-type="string">
            <text:p>Fornisce nuovi brani per le sfide dei giocatori</text:p>
          </table:table-cell>
          <table:table-cell table:style-name="ce16" office:value-type="string">
            <text:p>insegna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>
            <text:p>creatore</text:p>
          </table:table-cell>
          <table:table-cell table:style-name="ce11" office:value-type="string">
            <text:p>creatore de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decifrare</text:p>
          </table:table-cell>
          <table:table-cell table:style-name="ce10" office:value-type="string">
            <text:p>azione del destinatario che consiste nel riportare un messaggio cifrato alla sua forma in chiaro, essendo a conoscenza della chiave e del metodo di cifratura utilizzato dal mittente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destinatario</text:p>
          </table:table-cell>
          <table:table-cell table:style-name="ce10" office:value-type="string">
            <text:p>agente che riceve un messaggio cifrato e, conoscendo la chiave, ha la capacità di decifrarl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difficoltà</text:p>
          </table:table-cell>
          <table:table-cell table:style-name="ce10" office:value-type="string">
            <text:p>diverse quantità di informazioni disponibili riguardo un dato brano (all'interno di una sfida)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esercizi di analisi</text:p>
          </table:table-cell>
          <table:table-cell table:style-name="ce10" office:value-type="string">
            <text:p>serie di diverse analisi crittografiche guidate dal sistem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giocatore</text:p>
          </table:table-cell>
          <table:table-cell table:style-name="ce10" office:value-type="string">
            <text:p>partecipante alle sfide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informazioni sul messaggio</text:p>
          </table:table-cell>
          <table:table-cell table:style-name="ce10" office:value-type="string">
            <text:p>meta informazioni date a priori riguardanti ogni singolo messaggio (lingua, spaziatura, punteggiatura, mittente e destinatario)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intercettare</text:p>
          </table:table-cell>
          <table:table-cell table:style-name="ce10" office:value-type="string">
            <text:p>visualizzare e avere la possibilità di violare un messaggio scambiato fra altri due agenti comunican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invio messaggio</text:p>
          </table:table-cell>
          <table:table-cell table:style-name="ce10" office:value-type="string">
            <text:p>spedizione al destinatario del messaggio, in seguito alla cifratura dello stess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ipotesi</text:p>
          </table:table-cell>
          <table:table-cell table:style-name="ce11" office:value-type="string">
            <text:p>insieme di assunzioni fatte su un testo da decifrare che compongono una mappatura parziale</text:p>
          </table:table-cell>
          <table:table-cell table:style-name="ce17" office:value-type="string">
            <text:p>moss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>
            <text:p>lingua</text:p>
          </table:table-cell>
          <table:table-cell table:style-name="ce10" office:value-type="string">
            <text:p>lingua naturale in cui i messaggi sono stati composti. in questo caso, la lingua inglese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livelli di difficoltà</text:p>
          </table:table-cell>
          <table:table-cell table:style-name="ce10" office:value-type="string">
            <text:p>diverse quantità di informazioni conosciute a priori dalla spi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mappatura dei caratteri</text:p>
          </table:table-cell>
          <table:table-cell table:style-name="ce10" office:value-type="string">
            <text:p>permutazione dei caratteri che descrive la funzione crittografica scelta</text:p>
          </table:table-cell>
          <table:table-cell table:style-name="ce16"/>
          <table:table-cell table:style-name="Gnumeric-default" table:number-columns-repeated="125"/>
        </table:table-row>
        <table:table-row table:style-name="ro4">
          <table:table-cell table:style-name="ce4" office:value-type="string">
            <text:p>messaggi</text:p>
          </table:table-cell>
          <table:table-cell table:style-name="ce12" office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mittente</text:p>
          </table:table-cell>
          <table:table-cell table:style-name="ce10" office:value-type="string">
            <text:p>l'agente che compone il messaggio e lo spedisce dopo aver concordato col destinatario il sistema di cifratur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negoziazione</text:p>
          </table:table-cell>
          <table:table-cell table:style-name="ce10" office:value-type="string">
            <text:p>momento di contatto tra mittente e destinatario in cui i due agenti si accordano sul metodo di cifratura e la chiave da utilizzare</text:p>
          </table:table-cell>
          <table:table-cell table:style-name="ce16" office:value-type="string">
            <text:p>contrattazion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>
            <text:p>partner</text:p>
          </table:table-cell>
          <table:table-cell table:style-name="ce11" office:value-type="string">
            <text:p>i due attori della negoziazione di un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proponente</text:p>
          </table:table-cell>
          <table:table-cell table:style-name="ce11" office:value-type="string">
            <text:p>lo studente che, dopo aver creato il sistema di cifratura, lo propone ad un altro studente per poterlo utilizzare nelle comunicazioni future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proposta</text:p>
          </table:table-cell>
          <table:table-cell table:style-name="ce11" office:value-type="string">
            <text:p>l'atto del creatore del sistema di cifratura di proporre tale sistema ad un altro studente con cui desidera interagire. può avere diversi stati: accepted, pending, declined, expired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risultato</text:p>
          </table:table-cell>
          <table:table-cell table:style-name="ce11" office:value-type="string">
            <text:p>valore numerico ottenuto alla conclusione della decifrazione di un particolare brano calcolato in base al livello di difficoltà scelto</text:p>
          </table:table-cell>
          <table:table-cell table:style-name="ce17" office:value-type="string">
            <text:p>punteggio</text:p>
          </table:table-cell>
          <table:table-cell table:style-name="Gnumeric-default" table:number-columns-repeated="125"/>
        </table:table-row>
        <table:table-row table:style-name="ro3">
          <table:table-cell table:style-name="ce4" office:value-type="string">
            <text:p>sessione di lavoro</text:p>
          </table:table-cell>
          <table:table-cell table:style-name="ce12" office:value-type="string">
            <text:p>processo di violazione di un singolo messaggio compiuto dalla spia, da poter interrompere e riprendere a piacimento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sfida</text:p>
          </table:table-cell>
          <table:table-cell table:style-name="ce12" office:value-type="string">
            <text:p>decifrazione di uno stesso brano la cui performance viene valutata in un punteggio che viene confrontato con quello degli altri utenti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sistema di cifratura</text:p>
          </table:table-cell>
          <table:table-cell table:style-name="ce10" office:value-type="string">
            <text:p>insieme di funzione di crittografia e chiave utilizzata e concordata in precedenz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soluzione</text:p>
          </table:table-cell>
          <table:table-cell table:style-name="ce11" office:value-type="string">
            <text:p>mappatura, l'utente può decidere in qualsiasi momento di aver finito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stato corrente</text:p>
          </table:table-cell>
          <table:table-cell table:style-name="ce11" office:value-type="string">
            <text:p>gli effetti dell'ultima ipotesi effettuata sul messaggio da decifrar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strumenti di supporto</text:p>
          </table:table-cell>
          <table:table-cell table:style-name="ce10" office:value-type="string">
            <text:p>insieme delle funzionalità di analisi crittografica offerte dal sistema (analisi frequenze, dizionario)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testo cifrato</text:p>
          </table:table-cell>
          <table:table-cell table:style-name="ce10" office:value-type="string">
            <text:p>testo risultante dall'applicazione della funzione di cifratura concordat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testo in chiaro</text:p>
          </table:table-cell>
          <table:table-cell table:style-name="ce10" office:value-type="string">
            <text:p>il testo composto dal mittente prima della crittografia, quindi ancora in chiaro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undo</text:p>
          </table:table-cell>
          <table:table-cell table:style-name="ce11" office:value-type="string">
            <text:p>annullare l'ipotesi fatta al passo precedente dell'analisi crittografica eventualmente fornendo una motivazione del perché</text:p>
          </table:table-cell>
          <table:table-cell table:style-name="ce17" office:value-type="string">
            <text:p>annullare, scartare</text:p>
          </table:table-cell>
          <table:table-cell table:style-name="Gnumeric-default" table:number-columns-repeated="125"/>
        </table:table-row>
        <table:table-row table:style-name="ro3">
          <table:table-cell table:style-name="ce4" office:value-type="string">
            <text:p>utente</text:p>
          </table:table-cell>
          <table:table-cell table:style-name="ce10" office:value-type="string">
            <text:p>qualsiasi agente che opera nel sistema (mittente, destinatario e spia)</text:p>
          </table:table-cell>
          <table:table-cell table:style-name="ce16" office:value-type="string">
            <text:p>utilizzatore, age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>
            <text:p>vincoli</text:p>
          </table:table-cell>
          <table:table-cell table:style-name="ce11" office:value-type="string">
            <text:p>restrizioni sulla tipologia di chiave da poter concordare o generare per i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6" office:value-type="string">
            <text:p>violare</text:p>
          </table:table-cell>
          <table:table-cell table:style-name="ce13" office:value-type="string">
            <text:p>intercettare e decifrare un messaggio attraverso una serie di assunzioni sulla mappatura dei caratteri</text:p>
          </table:table-cell>
          <table:table-cell table:style-name="ce18"/>
          <table:table-cell table:style-name="Gnumeric-default" table:number-columns-repeated="125"/>
        </table:table-row>
        <table:table-row table:style-name="ro1" table:number-rows-repeated="1048520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Foglio1.$A$1" table:expression="#REF!"/>
          <table:named-expression table:name="Sheet_Title" table:base-cell-address="$Foglio1.$A$1" table:expression="&quot;Foglio1&quot;"/>
        </table:named-expressions>
      </table:table>
      <table:named-expressions>
        <table:named-range table:name="HTML_1" table:base-cell-address="$Foglio1.$A$1" table:cell-range-address=".$A$1:.$C$53" table:range-usable-as="repeat-column repeat-row filter print-range"/>
        <table:named-range table:name="HTML_all" table:base-cell-address="$Foglio1.$A$1" table:cell-range-address=".$A$1:.$C$53" table:range-usable-as="repeat-column repeat-row filter print-range"/>
        <table:named-range table:name="HTML_tables" table:base-cell-address="$Foglio1.$A$1" table:cell-range-address=".$A$1" table:range-usable-as="repeat-column repeat-row filter print-range"/>
        <table:named-range table:name="__Anonymous_Sheet_DB__0" table:base-cell-address="$Foglio1.$A$1" table:cell-range-address="$Foglio1.$A$7:.$C$54" table:range-usable-as="repeat-column repeat-row filter print-range"/>
      </table:named-expressions>
      <table:database-ranges>
        <table:database-range table:name="__Anonymous_Sheet_DB__0" table:target-range-address="Foglio1.A7:Foglio1.C5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2" style:family="table-cell" style:parent-style-name="Default">
      <style:table-cell-properties fo:background-color="#e6e6e6" style:cell-protect="protected" style:print-content="true"/>
      <style:text-properties style:text-line-through-style="none"/>
    </style:style>
    <style:style style:name="Gnumeric-1" style:family="table-cell" style:parent-style-name="Default">
      <style:table-cell-properties fo:background-color="#e6e6e6" style:cell-protect="protected" style:print-content="true"/>
      <style:text-properties style:text-line-through-style="non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Foglio1" style:page-layout-name="Mpm3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GlaxY </dc:creator>
    <dc:date>2014-05-30T14:50:59</dc:date>
    <meta:editing-cycles>21</meta:editing-cycles>
    <meta:editing-duration>PT1H55M3S</meta:editing-duration>
    <meta:generator>LibreOffice/3.5$Linux_X86_64 LibreOffice_project/350m1$Build-2</meta:generator>
    <meta:document-statistic meta:table-count="1" meta:cell-count="113" meta:object-count="0"/>
  </office:meta>
</office:document-meta>
</file>